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3,178,094,459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1,480,847,745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1,181,350,461.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1,619,892,396.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2,226,514,722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2,582,122,604.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2,292,770,631.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0,409,797,649.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7,189,481,824.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4,583,850,367.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5,623,216,448.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4,234,999,823.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3,414,055,566.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2,523,471,532.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,992,066,808.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1,595,297,355.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,396,555,720.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,267,997,934.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,288,429,391.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,057,408,588.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,124,440,249.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1,180,934,202.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1,345,719,472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5:41:25.468150881</dc:date>
    <meta:editing-duration>PT4H33M12S</meta:editing-duration>
    <meta:editing-cycles>111</meta:editing-cycles>
    <meta:generator>LibreOffice/7.2.6.2$Linux_X86_64 LibreOffice_project/20$Build-2</meta:generator>
    <meta:document-statistic meta:table-count="1" meta:cell-count="48" meta:object-count="0"/>
  </office:meta>
</office:document-meta>
</file>